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e42" officeooo:paragraph-rsid="001b9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dsfd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5:14:56.538617468</meta:creation-date>
    <dc:date>2022-10-10T15:15:13.239475351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6.2$Linux_X86_64 LibreOffice_project/30$Build-2</meta:generator>
  </office:meta>
</office:document-meta>
</file>